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fo:min-height="3.506cm"/>
    </style:style>
    <style:style style:name="pr2" style:family="presentation" style:parent-style-name="lyt-cool-outline1">
      <style:graphic-properties fo:min-height="13.229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outline1">
      <style:graphic-properties fo:min-height="19.8cm"/>
    </style:style>
    <style:style style:name="pr5" style:family="presentation" style:parent-style-name="lyt-cool-notes">
      <style:graphic-properties draw:fill-color="#ffffff" fo:min-height="11.409cm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layer="layout" svg:width="23.911cm" svg:height="3.506cm" svg:x="2.058cm" svg:y="1.543cm" presentation:class="title">
          <draw:text-box>
            <text:p>Etude de cas</text:p>
          </draw:text-box>
        </draw:frame>
        <draw:frame presentation:style-name="pr2" draw:layer="layout" svg:width="23.911cm" svg:height="13.229cm" svg:x="2.058cm" svg:y="5.838cm" presentation:class="outline">
          <draw:text-box>
            <text:list text:style-name="L2">
              <text:list-item>
                <text:p>Créer un service de comandes en ligne</text:p>
              </text:list-item>
            </text:list>
            <text:list text:style-name="L3">
              <text:list-item>
                <text:list>
                  <text:list-item>
                    <text:p>Avec une approche RPC (SOAP)</text:p>
                  </text:list-item>
                  <text:list-item>
                    <text:p>Avec une approche ROA (Restful)</text:p>
                  </text:list-item>
                </text:list>
              </text:list-item>
            </text:list>
            <text:list text:style-name="L2">
              <text:list-item>
                <text:p>Comparer les 2 approche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>
        <draw:frame presentation:style-name="pr4" draw:layer="layout" svg:width="23.911cm" svg:height="19.8cm" svg:x="2.058cm" svg:y="1.2cm" presentation:class="outline" presentation:user-transformed="true">
          <draw:text-box>
            <text:p>RPC </text:p>
            <text:list text:style-name="L2">
              <text:list-item>
                <text:p>send to mysite end point <text:s/>( http://mysite/api/endpoint )</text:p>
              </text:list-item>
              <text:list-item>
                <text:p>create_order ( client=me , articles=[] , status= created <text:s/>)</text:p>
              </text:list-item>
            </text:list>
            <text:p>==&gt;<text:tab/>order_id = 123</text:p>
            <text:p/>
            <text:p>REST</text:p>
            <text:list text:continue-numbering="true" text:style-name="L2">
              <text:list-item>
                <text:p>POST //mysite/order</text:p>
              </text:list-item>
              <text:list-item>
                <text:p>client=me ,articles=[] , status=created</text:p>
              </text:list-item>
            </text:list>
            <text:p>==&gt; http://mysite/order/123</text:p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ent Tordjman</meta:initial-creator>
    <meta:creation-date>2014-01-24T16:49:14</meta:creation-date>
    <meta:editing-duration>PT31M13S</meta:editing-duration>
    <meta:editing-cycles>4</meta:editing-cycles>
    <dc:date>2014-01-24T17:24:46</dc:date>
    <dc:creator>laurent Tordjman</dc:creator>
    <meta:generator>OpenOffice/4.0.1$Unix OpenOffice.org_project/401m5$Build-9714</meta:generator>
    <meta:document-statistic meta:object-count="38"/>
  </office:meta>
</office:document-meta>
</file>